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503cm"/>
    </style:style>
    <style:style style:name="P2" style:family="paragraph" style:parent-style-name="Standard">
      <style:text-properties style:text-underline-style="solid" style:text-underline-width="auto" style:text-underline-color="font-color" fo:font-weight="bold" officeooo:rsid="001ae00a" officeooo:paragraph-rsid="001ae00a" style:font-weight-asian="bold" style:font-weight-complex="bold"/>
    </style:style>
    <style:style style:name="P3" style:family="paragraph" style:parent-style-name="Standard">
      <style:paragraph-properties style:line-height-at-least="0.503cm"/>
      <style:text-properties style:text-underline-style="solid" style:text-underline-width="auto" style:text-underline-color="font-color" fo:font-weight="bold" officeooo:rsid="001ae00a" officeooo:paragraph-rsid="001ae00a" style:font-weight-asian="bold" style:font-weight-complex="bold"/>
    </style:style>
    <style:style style:name="P4" style:family="paragraph" style:parent-style-name="Standard">
      <style:paragraph-properties style:line-height-at-least="0.503cm"/>
      <style:text-properties style:text-underline-style="solid" style:text-underline-width="auto" style:text-underline-color="font-color" fo:font-weight="bold" officeooo:rsid="001cd156" officeooo:paragraph-rsid="001cd156" style:font-weight-asian="bold" style:font-weight-complex="bold"/>
    </style:style>
    <style:style style:name="P5" style:family="paragraph" style:parent-style-name="Standard">
      <style:paragraph-properties style:line-height-at-least="0.503cm"/>
      <style:text-properties style:text-underline-style="none" fo:font-weight="normal" officeooo:rsid="001ae00a" officeooo:paragraph-rsid="001ae00a" style:font-weight-asian="normal" style:font-weight-complex="normal"/>
    </style:style>
    <style:style style:name="P6" style:family="paragraph" style:parent-style-name="Standard">
      <style:paragraph-properties style:line-height-at-least="0.503cm"/>
      <style:text-properties fo:font-style="italic" style:text-underline-style="none" fo:font-weight="normal" officeooo:rsid="001cd156" officeooo:paragraph-rsid="001cd156" style:font-style-asian="italic" style:font-weight-asian="normal" style:font-style-complex="italic" style:font-weight-complex="normal"/>
    </style:style>
    <style:style style:name="P7" style:family="paragraph" style:parent-style-name="Standard">
      <style:paragraph-properties style:line-height-at-least="0.503cm"/>
      <style:text-properties fo:font-size="10pt" style:text-underline-style="solid" style:text-underline-width="auto" style:text-underline-color="font-color" fo:font-weight="bold" officeooo:rsid="001ae00a" officeooo:paragraph-rsid="001ae00a" style:font-size-asian="10pt" style:font-weight-asian="bold" style:font-size-complex="10pt" style:font-weight-complex="bold"/>
    </style:style>
    <style:style style:name="P8" style:family="paragraph" style:parent-style-name="Standard">
      <style:paragraph-properties style:line-height-at-least="0.503cm"/>
      <style:text-properties fo:font-style="italic" style:text-underline-style="none" fo:font-weight="normal" officeooo:rsid="001cd156" officeooo:paragraph-rsid="001cd156" style:font-style-asian="italic" style:font-weight-asian="normal" style:font-style-complex="italic" style:font-weight-complex="normal"/>
    </style:style>
    <style:style style:name="P9" style:family="paragraph" style:parent-style-name="Standard">
      <style:paragraph-properties style:line-height-at-least="0.503cm"/>
      <style:text-properties style:text-underline-style="solid" style:text-underline-width="auto" style:text-underline-color="font-color" fo:font-weight="bold" officeooo:rsid="0020308f" officeooo:paragraph-rsid="0020308f" style:font-weight-asian="bold" style:font-weight-complex="bold"/>
    </style:style>
    <style:style style:name="P10" style:family="paragraph" style:parent-style-name="Standard">
      <style:paragraph-properties style:line-height-at-least="0.503cm"/>
      <style:text-properties style:text-underline-style="none" fo:font-weight="normal" officeooo:rsid="001cd156" officeooo:paragraph-rsid="001cd156" style:font-weight-asian="normal" style:font-weight-complex="normal"/>
    </style:style>
    <style:style style:name="T1" style:family="text">
      <style:text-properties fo:font-style="italic" officeooo:rsid="001e87d3" style:font-style-asian="italic" style:font-style-complex="italic"/>
    </style:style>
    <style:style style:name="T2" style:family="text">
      <style:text-properties officeooo:rsid="001e87d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2">GitHub :</text:p>
      <text:p text:style-name="Standard"/>
      <text:p text:style-name="P1"><text:a xlink:type="simple" xlink:href="https://github.com/fcaumartin/CDA22138/" text:style-name="Internet_20_link" text:visited-style-name="Visited_20_Internet_20_Link">https://github.com/fcaumartin/CDA22138/</text:a></text:p>
      <text:p text:style-name="P1"/>
      <text:p text:style-name="P3">Site :</text:p>
      <text:p text:style-name="P3"><text:a xlink:type="simple" xlink:href="https://cdnjs.com/" text:style-name="Internet_20_link" text:visited-style-name="Visited_20_Internet_20_Link">https://cdnjs.com/</text:a> </text:p>
      <text:p text:style-name="P3"><text:a xlink:type="simple" xlink:href="https://picsum.photos/" text:style-name="Internet_20_link" text:visited-style-name="Visited_20_Internet_20_Link">https://picsum.photos/</text:a> </text:p>
      <text:p text:style-name="P3"><text:a xlink:type="simple" xlink:href="https://icones8.fr/" text:style-name="Internet_20_link" text:visited-style-name="Visited_20_Internet_20_Link">https://icones8.fr/</text:a> </text:p>
      <text:p text:style-name="P3"><text:a xlink:type="simple" xlink:href="https://www.shopify.com/fr/outils/createur-de-logo" text:style-name="Internet_20_link" text:visited-style-name="Visited_20_Internet_20_Link">https://www.shopify.com/fr/outils/createur-de-logo</text:a> </text:p>
      <text:p text:style-name="P3"><text:a xlink:type="simple" xlink:href="https://symfony.com/bundles/DoctrineFixturesBundle/current/index.html" text:style-name="Internet_20_link" text:visited-style-name="Visited_20_Internet_20_Link">https://symfony.com/bundles/DoctrineFixturesBundle/current/index.html</text:a> </text:p>
      <text:p text:style-name="P3"><text:a xlink:type="simple" xlink:href="https://www.rolex.com/fr/watches.html" text:style-name="Internet_20_link" text:visited-style-name="Visited_20_Internet_20_Link">https://www.rolex.com/fr/watches.html</text:a> </text:p>
      <text:p text:style-name="P7"><text:a xlink:type="simple" xlink:href="https://fonts.google.com/?utm_source=bdmtools&amp;utm_medium=siteweb&amp;utm_campaign=google-fonts" text:style-name="Internet_20_link" text:visited-style-name="Visited_20_Internet_20_Link">https://fonts.google.com/?utm_source=bdmtools&amp;utm_medium=siteweb&amp;utm_campaign=google-fonts</text:a> </text:p>
      <text:p text:style-name="P5"><text:a xlink:type="simple" xlink:href="https://codepen.io/your-work" text:style-name="Internet_20_link" text:visited-style-name="Visited_20_Internet_20_Link">https://codepen.io/your-work</text:a> </text:p>
      <text:p text:style-name="P5"><text:a xlink:type="simple" xlink:href="https://bootswatch.com/" text:style-name="Internet_20_link" text:visited-style-name="Visited_20_Internet_20_Link">https://bootswatch.com/</text:a> <text:s/><text:span text:style-name="T1">cdn</text:span><text:span text:style-name="T2"> → </text:span><text:s/><text:a xlink:type="simple" xlink:href="https://www.bootstrapcdn.com/bootswatch/" text:style-name="Internet_20_link" text:visited-style-name="Visited_20_Internet_20_Link">https://www.bootstrapcdn.com/bootswatch/</text:a> </text:p>
      <text:p text:style-name="P5"><text:a xlink:type="simple" xlink:href="https://pixabay.com/fr/" text:style-name="Internet_20_link" text:visited-style-name="Visited_20_Internet_20_Link">https://pixabay.com/fr/</text:a></text:p>
      <text:p text:style-name="P5"/>
      <text:p text:style-name="P5"/>
      <text:p text:style-name="P5"/>
      <text:p text:style-name="P4">Cours Francois Youtube :</text:p>
      <text:p text:style-name="P4"/>
      <text:p text:style-name="P6">commande :</text:p>
      <text:p text:style-name="P4"><text:a xlink:type="simple" xlink:href="https://www.youtube.com/watch?v=uovwpYD4bY8" text:style-name="Internet_20_link" text:visited-style-name="Visited_20_Internet_20_Link">https://www.youtube.com/watch?v=uovwpYD4bY8</text:a> </text:p>
      <text:p text:style-name="P4"/>
      <text:p text:style-name="P6">user :</text:p>
      <text:p text:style-name="P4"><text:a xlink:type="simple" xlink:href="https://www.youtube.com/watch?v=fHnB1jyX8co" text:style-name="Internet_20_link" text:visited-style-name="Visited_20_Internet_20_Link">https://www.youtube.com/watch?v=fHnB1jyX8co</text:a></text:p>
      <text:p text:style-name="P4"/>
      <text:p text:style-name="P9">Commande Symfony :</text:p>
      <text:p text:style-name="P9"/>
      <text:p text:style-name="P10">composer create-project symfony/website-skeleton New Project v5.4.*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23T11:04:41.359771326</meta:creation-date>
    <meta:editing-duration>PT5M40S</meta:editing-duration>
    <meta:editing-cycles>2</meta:editing-cycles>
    <meta:generator>LibreOffice/7.3.6.2$Linux_X86_64 LibreOffice_project/30$Build-2</meta:generator>
    <dc:date>2022-12-23T11:10:20.711952396</dc:date>
    <meta:document-statistic meta:table-count="0" meta:image-count="0" meta:object-count="0" meta:page-count="1" meta:paragraph-count="20" meta:word-count="37" meta:character-count="703" meta:non-whitespace-character-count="673"/>
  </office:meta>
</office:document-meta>
</file>